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Liberation Serif" style:font-name-complex="Liberation Serif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end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 que nous n'avons pas respecte mais c’est pas grave :</text:p>
      <text:p text:style-name="P2">Un operateur peut avoir deux arites chez nous : le - par exemple permet d'ecrire -3 ou 3-3</text:p>
      <text:p text:style-name="P2">La ligne d’opérande n’est pas evulue des que l’utilisateur tape sur + / - / * / / ou $ mais uniquement quand il appuie sur ENTER. Cela est volontaire et, de notre point de vue, rend l’utilisation plus intuitiv.</text:p>
      <text:p text:style-name="P2">Normalement, si la commande rentrée n’est pas valide, on ne doit pas vider la ligne de commande</text:p>
      <text:p text:style-name="P3"/>
      <text:p text:style-name="P1">Ce que nous n’avons pas respecte et que nous devons changer :</text:p>
      <text:p text:style-name="P2">Normalement on est pas oblige de mettre un espace devant un opérateur. Ex : 3 3+</text:p>
      <text:p text:style-name="P3"/>
      <text:p text:style-name="P1">Ce qui n’est pas fait :</text:p>
      <text:p text:style-name="P3"/>
      <text:p text:style-name="P2">Litterale programme // Presque fini (gérer les sous-programmes)</text:p>
      <text:p text:style-name="P2">Opérateur racine carre qui doit etre capable de renvoyer un complexe // A faire</text:p>
      <text:p text:style-name="P2">Operateur OP → Paragraphe 1.4.3 du sujet // A faire</text:p>
      <text:p text:style-name="P2">Verifier que lorsqu’on tape STO, on n’essaye pas de changer le sens d’un operateur existant</text:p>
      <text:p text:style-name="P2">// On doit par exemple interdire d’ecrire 3 DROP STO sauf que le probleme c’est qu’il fait le drop avant de lancer le sto donc c’est la merde</text:p>
      <text:p text:style-name="P4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1T13:29:04.456913813</dc:date>
    <meta:editing-duration>PT20M30S</meta:editing-duration>
    <meta:editing-cycles>3</meta:editing-cycles>
    <meta:generator>LibreOffice/5.1.3.2$Linux_X86_64 LibreOffice_project/10m0$Build-2</meta:generator>
    <meta:document-statistic meta:table-count="0" meta:image-count="0" meta:object-count="0" meta:page-count="1" meta:paragraph-count="12" meta:word-count="195" meta:character-count="1039" meta:non-whitespace-character-count="856"/>
  </office:meta>
</office:document-meta>
</file>